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3085e" officeooo:paragraph-rsid="0013085e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3085e" officeooo:paragraph-rsid="0013085e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40377" officeooo:paragraph-rsid="00140377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4d05d" officeooo:paragraph-rsid="0014d05d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733d8" officeooo:paragraph-rsid="001733d8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186fbf" officeooo:paragraph-rsid="00186fbf"/>
    </style:style>
    <style:style style:name="T1" style:family="text">
      <style:text-properties officeooo:rsid="001733d8"/>
    </style:style>
    <style:style style:name="T2" style:family="text">
      <style:text-properties officeooo:rsid="00186f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۱ – آیا برنامه‌ها کامل هستند؟ همه برنامه‌ها تحویل شده‌اند؟ یا خیر؟</text:p>
      <text:p text:style-name="P3">۲ – نرم‌افزار eclipse??</text:p>
      <text:p text:style-name="P3">۳ – آیا نسخه‌ای از eclipse موجود است؟</text:p>
      <text:p text:style-name="P3">۴ – جلسه با خانم سلیمی</text:p>
      <text:p text:style-name="P4">۵ – مواردی که در خروجی باید <text:span text:style-name="T1">بیاید.</text:span></text:p>
      <text:p text:style-name="P4"><text:tab/><text:span text:style-name="T1">آموزش دستورات فرترن</text:span></text:p>
      <text:p text:style-name="P4"><text:tab/><text:span text:style-name="T1">نحوه اجرا کردن برنامه</text:span></text:p>
      <text:p text:style-name="P4"><text:tab/><text:span text:style-name="T1">نحوه نسب برنامه</text:span></text:p>
      <text:p text:style-name="P4"><text:tab/><text:span text:style-name="T1">تست‌های مختلف برنامه</text:span></text:p>
      <text:p text:style-name="P5">۶ – موارد لازم برای بهینه کردن</text:p>
      <text:p text:style-name="P5">۷ – <text:span text:style-name="T2">تصمیم برای کودا و numpy <text:s/>و gcc</text:span></text:p>
      <text:p text:style-name="P6">۸ – مسائل مالی</text:p>
      <text:p text:style-name="P6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09:47:53.917567196</meta:creation-date>
    <meta:generator>LibreOffice/7.3.7.2$Linux_X86_64 LibreOffice_project/30$Build-2</meta:generator>
    <dc:date>2024-09-12T10:39:15.454106991</dc:date>
    <meta:editing-duration>PT9M32S</meta:editing-duration>
    <meta:editing-cycles>2</meta:editing-cycles>
    <meta:document-statistic meta:table-count="0" meta:image-count="0" meta:object-count="0" meta:page-count="1" meta:paragraph-count="12" meta:word-count="63" meta:character-count="333" meta:non-whitespace-character-count="269"/>
  </office:meta>
</office:document-meta>
</file>